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d86bf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fo:font-weight="bold" officeooo:rsid="001d86bf" officeooo:paragraph-rsid="001d86bf" style:font-size-asian="32pt" style:font-weight-asian="bold" style:font-size-complex="32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fo:font-weight="bold" officeooo:rsid="001f3f6d" officeooo:paragraph-rsid="001f3f6d" style:font-size-asian="17.5pt" style:font-weight-asian="bold" style:font-size-complex="20pt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0pt" fo:font-weight="bold" officeooo:rsid="001fed2a" officeooo:paragraph-rsid="001fed2a" style:font-size-asian="17.5pt" style:font-weight-asian="bold" style:font-size-complex="20pt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3pt" fo:font-weight="bold" officeooo:rsid="001d86bf" officeooo:paragraph-rsid="001d86bf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f3f6d" officeooo:paragraph-rsid="001f3f6d" style:font-weight-asian="bold" style:font-weight-complex="bold"/>
    </style:style>
    <style:style style:name="P9" style:family="paragraph" style:parent-style-name="Text_20_body">
      <style:paragraph-properties fo:padding="0.074cm" fo:border-left="none" fo:border-right="none" fo:border-top="none" fo:border-bottom="0.06pt solid #000000" style:join-border="false"/>
    </style:style>
    <style:style style:name="P1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size="44pt" officeooo:rsid="001d86bf" officeooo:paragraph-rsid="001d86bf" style:font-size-asian="44pt" style:font-size-complex="44pt"/>
    </style:style>
    <style:style style:name="T1" style:family="text">
      <style:text-properties officeooo:rsid="001d86bf"/>
    </style:style>
    <style:style style:name="T2" style:family="text">
      <style:text-properties fo:font-size="60pt" officeooo:rsid="001d86bf" style:font-size-asian="60pt" style:font-size-complex="60pt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&gt;enable</text:p>
      <text:p text:style-name="P1"/>
      <text:p text:style-name="P1">Switch#configure terminal </text:p>
      <text:p text:style-name="P1"/>
      <text:p text:style-name="P1">Switch(config)#do show vlan</text:p>
      <text:p text:style-name="P9"><text:tab/><text:tab/><text:tab/><text:tab/><text:span text:style-name="T2">result</text:span></text:p>
      <text:p text:style-name="Text_20_body"/>
      <text:p text:style-name="Text_20_body"/>
      <text:p text:style-name="P1">VLAN Name Status Ports</text:p>
      <text:p text:style-name="P1">---- -------------------------------- --------- -------------------------------</text:p>
      <text:p text:style-name="P1">1 default active Fa0/1, Fa0/2, Fa0/3, Fa0/4</text:p>
      <text:p text:style-name="P1">Fa0/5, Fa0/6, Fa0/7, Fa0/8</text:p>
      <text:p text:style-name="P1">Fa0/9, Fa0/10, Fa0/11, Fa0/12</text:p>
      <text:p text:style-name="P1">Fa0/13, Fa0/14, Fa0/15, Fa0/16</text:p>
      <text:p text:style-name="P1">Fa0/17, Fa0/18, Fa0/19, Fa0/20</text:p>
      <text:p text:style-name="P1">Fa0/21, Fa0/22, Fa0/23, Fa0/24</text:p>
      <text:p text:style-name="P1">Gig0/1, Gig0/2</text:p>
      <text:p text:style-name="P1">1002 fddi-default act/unsup </text:p>
      <text:p text:style-name="P1">1003 token-ring-default act/unsup </text:p>
      <text:p text:style-name="P1">1004 fddinet-default act/unsup </text:p>
      <text:p text:style-name="P1">1005 trnet-default act/unsup </text:p>
      <text:p text:style-name="Text_20_body"/>
      <text:p text:style-name="P1">VLAN Type SAID MTU Parent RingNo BridgeNo Stp BrdgMode Trans1 Trans2</text:p>
      <text:p text:style-name="P1">---- ----- ---------- ----- ------ ------ -------- ---- -------- ------ ------</text:p>
      <text:p text:style-name="P1">1 enet 100001 1500 - - - - - 0 0</text:p>
      <text:p text:style-name="P1">1002 fddi 101002 1500 - - - - - 0 0 </text:p>
      <text:p text:style-name="P1">1003 tr 101003 1500 - - - - - 0 0 </text:p>
      <text:p text:style-name="P1">1004 fdnet 101004 1500 - - - ieee - 0 0 </text:p>
      <text:p text:style-name="P1">1005 trnet 101005 1500 - - - ibm - 0 0 </text:p>
      <text:p text:style-name="P10"><text:tab/><text:tab/><text:tab/>adding vlan</text:p>
      <text:p text:style-name="P1">Switch(config)#<text:span text:style-name="T3">vlan 2</text:span></text:p>
      <text:p text:style-name="P1">Switch(config-vlan)#<text:span text:style-name="T3">name sales <text:s text:c="2"/>//</text:span><text:span text:style-name="T1">give the name</text:span></text:p>
      <text:p text:style-name="P1">.</text:p>
      <text:p text:style-name="P1"><text:s/>Switch(config)#<text:span text:style-name="T3">vlan 3</text:span></text:p>
      <text:p text:style-name="P1">Switch(config-vlan)#<text:span text:style-name="T3">name eng</text:span></text:p>
      <text:p text:style-name="P1"><text:soft-page-break/>Switch(config-vlan)#exit</text:p>
      <text:p text:style-name="P1">Switch(config)#<text:span text:style-name="T3">vlan 4</text:span></text:p>
      <text:p text:style-name="P1">Switch(config-vlan)#<text:span text:style-name="T3">name manage</text:span></text:p>
      <text:p text:style-name="P2">Switch(config-vlan)#exit</text:p>
      <text:p text:style-name="P2">Switch(config)#do show vlan</text:p>
      <text:p text:style-name="P2"/>
      <text:p text:style-name="P2"/>
      <text:p text:style-name="P2"/>
      <text:p text:style-name="P3">vlan create complete now asssign the port to vlan remember vlan works with the port not any ip</text:p>
      <text:p text:style-name="P3"/>
      <text:p text:style-name="P6">Switch#enable</text:p>
      <text:p text:style-name="P7">Switch#configure terminal</text:p>
      <text:p text:style-name="P7"/>
      <text:p text:style-name="P7"/>
      <text:p text:style-name="P8">**************adding two port to the vlan 2*****************</text:p>
      <text:p text:style-name="P7">Switch(config)#interface fastEthernet 0/1</text:p>
      <text:p text:style-name="P7"/>
      <text:p text:style-name="P7">Switch(config-if)#switchport access vlan 2</text:p>
      <text:p text:style-name="P7">Switch(config-if)#exit</text:p>
      <text:p text:style-name="P7"/>
      <text:p text:style-name="P7">Switch(config)#interface fastEthernet 0/2</text:p>
      <text:p text:style-name="P7"/>
      <text:p text:style-name="P7">Switch(config-if)#switchport access vlan 2</text:p>
      <text:p text:style-name="P7"/>
      <text:p text:style-name="P7">Switch(config-if)#exit</text:p>
      <text:p text:style-name="P7"/>
      <text:p text:style-name="P8">**************adding two port to the vlan 3*****************</text:p>
      <text:p text:style-name="P7"/>
      <text:p text:style-name="P7">Switch(config)#interface fastEthernet 0/3</text:p>
      <text:p text:style-name="P7"/>
      <text:p text:style-name="P7"/>
      <text:p text:style-name="P7">Switch(config-if)#switchport access vlan 3</text:p>
      <text:p text:style-name="P7">Switch(config-if)#exit</text:p>
      <text:p text:style-name="P7"/>
      <text:p text:style-name="P7">Switch(config)#interface fastEthernet 0/4</text:p>
      <text:p text:style-name="P7"><text:soft-page-break/></text:p>
      <text:p text:style-name="P7">Switch(config-if)#switchport access vlan 3</text:p>
      <text:p text:style-name="P7">Switch(config-if)#exit</text:p>
      <text:p text:style-name="P7"/>
      <text:p text:style-name="P7">Switch(config)#interface fastEthernet 0/5</text:p>
      <text:p text:style-name="P7"/>
      <text:p text:style-name="P7"/>
      <text:p text:style-name="P8">**************adding two port to the vlan 4 *****************</text:p>
      <text:p text:style-name="P8"/>
      <text:p text:style-name="P8"/>
      <text:p text:style-name="P7">Switch(config-if)#switchport access vlan 4</text:p>
      <text:p text:style-name="P7">Switch(config-if)#exit</text:p>
      <text:p text:style-name="P7"/>
      <text:p text:style-name="P7">Switch(config)#interface fastEthernet 0/6</text:p>
      <text:p text:style-name="P7"/>
      <text:p text:style-name="P7">Switch(config-if)#switchport access vlan 4</text:p>
      <text:p text:style-name="P7">Switch(config-if)#exit</text:p>
      <text:p text:style-name="P3"/>
      <text:p text:style-name="P3"/>
      <text:p text:style-name="P4">now if we ping from a device from onw vlan to anotherr vlan we can ping it.becaue the broadcast domain has been divided and one vlan pc cant talk to another vlan pc</text:p>
      <text:p text:style-name="P4"/>
      <text:p text:style-name="P4"/>
      <text:p text:style-name="P5">what is dot 1 q encapsulation??</text:p>
      <text:p text:style-name="P5"/>
      <text:p text:style-name="P5"><text:s/>dot 1 q encapsulation acctually change the datalink frame header and add the vlan information and add traler to for the confimation switch can understand which vlan it has to s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20:39:28.760177333</meta:creation-date>
    <dc:date>2018-07-24T21:24:54.526804279</dc:date>
    <meta:editing-duration>PT25M4S</meta:editing-duration>
    <meta:editing-cycles>1</meta:editing-cycles>
    <meta:document-statistic meta:table-count="0" meta:image-count="0" meta:object-count="0" meta:page-count="3" meta:paragraph-count="62" meta:word-count="317" meta:character-count="2407" meta:non-whitespace-character-count="2132"/>
    <meta:generator>LibreOffice/5.1.6.2$Linux_X86_64 LibreOffice_project/10m0$Build-2</meta:generator>
  </office:meta>
</office:document-meta>
</file>